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Footer">
      <style:paragraph-properties fo:text-align="center" style:justify-single-word="false"/>
    </style:style>
    <style:style style:name="P12" style:family="paragraph" style:parent-style-name="Standard">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3" style:family="paragraph" style:parent-style-name="Standard" style:list-style-name="L1">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P16"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center" style:justify-single-word="false" fo:break-before="pag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477444217" text:style-name="L1">
        <text:list-header>
          <text:p text:style-name="P13">I. The Dawn of Awakening</text:p>
        </text:list-header>
      </text:list>
      <text:p text:style-name="P7"/>
      <text:p text:style-name="P2">A. VipahyanaBreathing Samatha</text:p>
      <text:p text:style-name="P3"/>
      <text:p text:style-name="P5">(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4"/>
      <text:p text:style-name="P2">B. Mindful Prostration</text:p>
      <text:p text:style-name="P3"/>
      <text:p text:style-name="P8">NAMO BUDDHAYA <text:s text:c="4"/>NAMO DHARMAYA <text:s text:c="4"/>NAMO SANGHAYA</text:p>
      <text:p text:style-name="P8">NAMO GUR DEWA DAKINIYA</text:p>
      <text:p text:style-name="P14">(Recite while prostrating three times.)</text:p>
      <text:p text:style-name="P3">I will always respect others. I am never arrogant.</text:p>
      <text:p text:style-name="P3">I am always humble. I am never egotistical.</text:p>
      <text:p text:style-name="P3">I honor all sentient beings as Buddha, Dharma, and Sangha.</text:p>
      <text:p text:style-name="P3"/>
      <text:p text:style-name="P2">C. Clear Purification</text:p>
      <text:p text:style-name="P2"/>
      <text:p text:style-name="P3">All Buddhas and Bodhisattvas, please heed me!</text:p>
      <text:p text:style-name="P3">Please purify all my negative karma and emotions.</text:p>
      <text:p text:style-name="P3">In front of all Buddhas.</text:p>
      <text:p text:style-name="P3">I honestly regret all my mistakes.</text:p>
      <text:p text:style-name="P3">I sincerely regret all my harmful intentions and actions.</text:p>
      <text:p text:style-name="P3">I completely eliminate all my negative thinking and emotions.</text:p>
      <text:p text:style-name="P3">I completely eliminate all my afflictions and negative karma.</text:p>
      <text:p text:style-name="P3">All my negative thinking, let go. <text:span text:style-name="T1">Let go!</text:span></text:p>
      <text:p text:style-name="P9">All my unhappy feelings, let go. <text:span text:style-name="T1">Let go!</text:span></text:p>
      <text:p text:style-name="P9">All my trauma, let go. <text:span text:style-name="T1">Let go!</text:span></text:p>
      <text:p text:style-name="P8"><text:span text:style-name="T2">All my regret, let go. </text:span>Let go!</text:p>
      <text:p text:style-name="P8"><text:span text:style-name="T2">All my guilt, let go.</text:span> Let go!</text:p>
      <text:p text:style-name="P8">Let go! Let go! Let go!</text:p>
      <text:p text:style-name="P8"/>
      <text:p text:style-name="P6">(As you on destroying negative thoughts and emotions, forcefully recite these four syllables, accompanying each syllable with the Expelling Mudra.)</text:p>
      <text:p text:style-name="P10">I shall again have harmful intentions.</text:p>
      <text:p text:style-name="P10">I shall again commit harmful actions.</text:p>
      <text:p text:style-name="P6"/>
      <text:p text:style-name="P6">(Recite three times.)</text:p>
      <text:p text:style-name="P10">I am pure. I am free. I am luminous.</text:p>
      <text:list xml:id="list1594116220" text:continue-numbering="true" text:style-name="L1">
        <text:list-header>
          <text:p text:style-name="P17">II. Self-Healing and Wisdom Power </text:p>
        </text:list-header>
      </text:list>
      <text:p text:style-name="P12"/>
      <text:p text:style-name="P15">Please watch you mind,</text:p>
      <text:p text:style-name="P15">place your right hand over your heart center, </text:p>
      <text:p text:style-name="P15">concentrate one-pointedly, and recite the following</text:p>
      <text:p text:style-name="P15">as majestically and powerfully as a lion's roar.</text:p>
      <text:p text:style-name="P15"/>
      <text:p text:style-name="P16">From beginingless time, I have been born in past lives.</text:p>
      <text:p text:style-name="P16">Until I attain elightenment, I will be reborn in future l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text:p text:style-name="Standard"/>
        <text:p text:style-name="Standard"/>
        <text:p text:style-name="Standard"/>
      </style:header>
      <style:footer>
        <text:p text:style-name="MP2">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2-01-08T13:03:15</dc:date>
    <meta:editing-duration>PT1H31M25S</meta:editing-duration>
    <meta:editing-cycles>17</meta:editing-cycles>
    <meta:generator>LibreOffice/3.3$Unix LibreOffice_project/330m19$Build-401</meta:generator>
    <dc:creator>follinge </dc:creator>
    <meta:printed-by>follinge </meta:printed-by>
    <meta:print-date>2012-01-08T12:55:58</meta:print-date>
    <meta:document-statistic meta:table-count="0" meta:image-count="0" meta:object-count="0" meta:page-count="2" meta:paragraph-count="38" meta:word-count="311" meta:character-count="1888"/>
  </office:meta>
</office:document-meta>
</file>